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5.1602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3965in"/>
    </style:style>
    <style:style style:name="co11" style:family="table-column">
      <style:table-column-properties fo:break-before="auto" style:column-width="9.4811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861in"/>
    </style:style>
    <style:style style:name="ro2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text-position="" style:font-name="DejaVu Sans" fo:font-size="13pt" style:font-size-asian="13pt" style:font-size-complex="13pt"/>
    </style:style>
    <style:style style:name="ce3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position="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ext-properties style:font-name="DejaVu Sans" fo:font-size="13pt" style:font-size-asian="13pt" style:font-size-complex="13pt"/>
    </style:style>
    <style:style style:name="ce8" style:family="table-cell" style:parent-style-name="Default">
      <style:text-properties style:font-name="DejaVu Sans" fo:font-size="13pt" style:font-name-asian="WenQuanYi Zen Hei" style:font-size-asian="13pt" style:font-name-complex="Lohit Hindi" style:font-size-complex="13pt"/>
    </style:style>
    <style:style style:name="T1" style:family="text">
      <style:text-properties fo:color="#1a1a1a" style:font-name="Monospace" fo:font-size="12pt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" style:family="text">
      <style:text-properties style:font-name="Monospace" fo:font-size="12pt" style:font-name-asian="Monospace" style:font-size-asian="12pt" style:font-name-complex="Monospace" style:font-size-complex="12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1018" table:default-cell-style-name="ce2"/>
        <table:table-row table:style-name="ro2">
          <table:table-cell table:style-name="ce1" office:value-type="string">
            <text:p>Level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fatal error</text:p>
          </table:table-cell>
          <table:table-cell office:value-type="string">
            <text:p>Unknown option %s</text:p>
          </table:table-cell>
          <table:table-cell office:value-type="string">
            <text:p>The option name does not correspond to any name described in the program interface XML defini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error</text:p>
          </table:table-cell>
          <table:table-cell table:style-name="ce3" office:value-type="string">
            <text:p>invalid value for option %s. %s</text:p>
          </table:table-cell>
          <table:table-cell table:style-name="ce3" office:value-type="string">
            <text:p>The option value does not validate one or more rule of the option's value validato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error</text:p>
          </table:table-cell>
          <table:table-cell table:style-name="ce3" office:value-type="string">
            <text:p>Invalid value for positional argument %s</text:p>
          </table:table-cell>
          <table:table-cell table:style-name="ce5" office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Missing argument for option %s</text:p>
          </table:table-cell>
          <table:table-cell table:style-name="ce3" office:value-type="string">
            <text:p>The argument of a single or multiple argument is miss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Missing required option %s</text:p>
          </table:table-cell>
          <table:table-cell table:style-name="ce3" office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Program does not accept positional arguments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Required positional argument %d is missing</text:p>
          </table:table-cell>
          <table:table-cell table:style-name="ce5" office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4" office:value-type="string">
            <text:p><text:span text:style-name="T1">Subcommand</text:span><text:span text:style-name="T2"> does not accept positional arguments</text:span>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error</text:p>
          </table:table-cell>
          <table:table-cell table:style-name="ce3" office:value-type="string">
            <text:p>Too many positional arguments</text:p>
          </table:table-cell>
          <table:table-cell table:style-name="ce3" office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Unexpected option %s</text:p>
          </table:table-cell>
          <table:table-cell table:style-name="ce3" office:value-type="string">
            <text:p>An option conflicts with another due to exclusive group restri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warning</text:p>
          </table:table-cell>
          <table:table-cell table:style-name="ce3" office:value-type="string">
            <text:p>Ignore option argument '%s' for switch %s</text:p>
          </table:table-cell>
          <table:table-cell table:style-name="ce3" office:value-type="string">
            <text:p>An argument was given to a switch option using the –option=value synta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warning</text:p>
          </table:table-cell>
          <table:table-cell table:style-name="ce3" office:value-type="string">
            <text:p>Ignoring end-of-argument marker</text:p>
          </table:table-cell>
          <table:table-cell table:style-name="ce3" office:value-type="string">
            <text:p>The 'end-of-argument' marker '-' was set as the first argument of a multi-argument o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8" table:default-cell-style-name="ce7"/>
        <table:table-column table:style-name="co7" table:number-columns-repeated="1019" table:default-cell-style-name="ce7"/>
        <table:table-row table:style-name="ro2">
          <table:table-cell table:style-name="ce6" office:value-type="string">
            <text:p>Specification id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Python</text:p>
          </table:table-cell>
          <table:table-cell table:style-name="ce6" office:value-type="string">
            <text:p>C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short-option-name-argument-form1</text:p>
          </table:table-cell>
          <table:table-cell office:value-type="string">
            <text:p>Short option name with separated argument (-a value)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hort-option-name-argument-form2</text:p>
          </table:table-cell>
          <table:table-cell office:value-type="string">
            <text:p>Short option name with combined argument (-aValue)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combined-switch-option-name</text:p>
          </table:table-cell>
          <table:table-cell office:value-type="string">
            <text:p>Short option name combination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combined-option-name-argument-option-at-last</text:p>
          </table:table-cell>
          <table:table-cell office:value-type="string">
            <text:p>A (multi)argument option appears in the short option name combination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long-option-name-argument-form1</text:p>
          </table:table-cell>
          <table:table-cell office:value-type="string">
            <text:p>Long option name with separated argument (--arg value)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long-option-name-argument-form2</text:p>
          </table:table-cell>
          <table:table-cell office:value-type="string">
            <text:p>Long option name with combined argument (--arg=value)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option-name-scope</text:p>
          </table:table-cell>
          <table:table-cell office:value-type="string">
            <text:p>Option name aliasing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ingle-argument-end-of-options-exception</text:p>
          </table:table-cell>
          <table:table-cell office:value-type="string">
            <text:p>Do not consider – as the argument of the current single argument option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end-of-options-exception</text:p>
          </table:table-cell>
          <table:table-cell office:value-type="string">
            <text:p>Do not consider – as the first argument of the current multi argument option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stop-on-end-of-arguments</text:p>
          </table:table-cell>
          <table:table-cell office:value-type="string">
            <text:p>Stop considering current command line argument as argument of option whenhuen '-' is found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multi-argument-stop-on-option-name-marker</text:p>
          </table:table-cell>
          <table:table-cell office:value-type="string">
            <text:p>Stop considering current command line argument as argument of option when an option name is found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stop-on-end-of-options</text:p>
          </table:table-cell>
          <table:table-cell office:value-type="string">
            <text:p>Stop considering current command line argument as argument of option when '–' is found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stop-on-max-reached</text:p>
          </table:table-cell>
          <table:table-cell office:value-type="string">
            <text:p>Stop considering current command line argument as argument of option if argument limit is reached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invalid-value-as-null-argument</text:p>
          </table:table-cell>
          <table:table-cell office:value-type="string">
            <text:p>If argument does not validate multi argument specs, add as null value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exclusive-group</text:p>
          </table:table-cell>
          <table:table-cell office:value-type="string">
            <text:p>Only one option of an exclusive group can appear at the same time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tual-exclusive-option-multiple-apparition</text:p>
          </table:table-cell>
          <table:table-cell office:value-type="string">
            <text:p>The same option of an exclusive group can appear more than once without error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parse-unexpected-option</text:p>
          </table:table-cell>
          <table:table-cell office:value-type="string">
            <text:p>Parse option normally even the option is unexpected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ubcommand-name-as-first-positional-argument</text:p>
          </table:table-cell>
          <table:table-cell office:value-type="string">
            <text:p>A sub command name must appear as the first positional argument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end-of-options-marker</text:p>
          </table:table-cell>
          <table:table-cell office:value-type="string">
            <text:p>End of options marker support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end-of-arguments-marker</text:p>
          </table:table-cell>
          <table:table-cell office:value-type="string">
            <text:p>End of arguments marker support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hyphen-minus-escaping</text:p>
          </table:table-cell>
          <table:table-cell office:value-type="string">
            <text:p>Consider command line argument starting with “\-.....” as a positional argument “-......”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2-10-13T19:17:09</dc:date>
    <dc:creator>Renaud Guillard</dc:creator>
    <meta:editing-duration>PT2H18M52S</meta:editing-duration>
    <meta:editing-cycles>6</meta:editing-cycles>
    <meta:generator>LibreOffice/3.5$Linux_X86_64 LibreOffice_project/350m1$Build-2</meta:generator>
    <meta:document-statistic meta:table-count="3" meta:cell-count="186" meta:object-count="0"/>
  </office:meta>
</office:document-meta>
</file>